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1.05pt"/>
    </style:style>
    <style:style style:name="co2" style:family="table-column">
      <style:table-column-properties fo:break-before="auto" style:column-width="84.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48.96pt"/>
    </style:style>
    <style:style style:name="co5" style:family="table-column">
      <style:table-column-properties fo:break-before="auto" style:column-width="87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umber of discs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cursive</text:p>
          </table:table-cell>
          <table:table-cell office:value-type="string" calcext:value-type="string">
            <text:p>Memoized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56523" calcext:value-type="float">
            <text:p>0.0556523</text:p>
          </table:table-cell>
          <table:table-cell office:value-type="float" office:value="0.046621572" calcext:value-type="float">
            <text:p>0.046621572</text:p>
          </table:table-cell>
          <table:table-cell office:value-type="float" office:value="1.200325869" calcext:value-type="float">
            <text:p>1.200325869</text:p>
          </table:table-cell>
          <table:table-cell table:number-columns-repeated="3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float" office:value="0.05526401" calcext:value-type="float">
            <text:p>0.05526401</text:p>
          </table:table-cell>
          <table:table-cell office:value-type="float" office:value="0.044929553" calcext:value-type="float">
            <text:p>0.044929553</text:p>
          </table:table-cell>
          <table:table-cell office:value-type="float" office:value="1.209602501" calcext:value-type="float">
            <text:p>1.209602501</text:p>
          </table:table-cell>
          <table:table-cell/>
          <table:table-cell office:value-type="string" calcext:value-type="string">
            <text:p><text:span text:style-name="T1">Regression</text:span></text:p>
          </table:table-cell>
          <table:table-cell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float" office:value="0.060715213" calcext:value-type="float">
            <text:p>0.060715213</text:p>
          </table:table-cell>
          <table:table-cell office:value-type="float" office:value="0.047418086" calcext:value-type="float">
            <text:p>0.047418086</text:p>
          </table:table-cell>
          <table:table-cell office:value-type="float" office:value="1.232553028" calcext:value-type="float">
            <text:p>1.232553028</text:p>
          </table:table-cell>
          <table:table-cell table:number-columns-repeated="3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float" office:value="0.054514984" calcext:value-type="float">
            <text:p>0.054514984</text:p>
          </table:table-cell>
          <table:table-cell office:value-type="float" office:value="0.045860932" calcext:value-type="float">
            <text:p>0.045860932</text:p>
          </table:table-cell>
          <table:table-cell office:value-type="float" office:value="1.250193993" calcext:value-type="float">
            <text:p>1.250193993</text:p>
          </table:table-cell>
          <table:table-cell/>
          <table:table-cell office:value-type="string" calcext:value-type="string">
            <text:p>Regression Model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float" office:value="0.048104387" calcext:value-type="float">
            <text:p>0.048104387</text:p>
          </table:table-cell>
          <table:table-cell office:value-type="float" office:value="0.045270398" calcext:value-type="float">
            <text:p>0.045270398</text:p>
          </table:table-cell>
          <table:table-cell office:value-type="float" office:value="1.258776594" calcext:value-type="float">
            <text:p>1.258776594</text:p>
          </table:table-cell>
          <table:table-cell/>
          <table:table-cell office:value-type="string" calcext:value-type="string">
            <text:p>R^2</text:p>
          </table:table-cell>
          <table:table-cell table:number-matrix-columns-spanned="1" table:number-matrix-rows-spanned="1" table:formula="of:=RSQ(LN([.$B$21:.$B$33]) ; LN([.$A$21:.$A$33]))" office:value-type="float" office:value="0.984176619531969" calcext:value-type="float">
            <text:p>0.984176619531969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float" office:value="0.050047814" calcext:value-type="float">
            <text:p>0.050047814</text:p>
          </table:table-cell>
          <table:table-cell office:value-type="float" office:value="0.045772472" calcext:value-type="float">
            <text:p>0.045772472</text:p>
          </table:table-cell>
          <table:table-cell office:value-type="float" office:value="1.234792577" calcext:value-type="float">
            <text:p>1.234792577</text:p>
          </table:table-cell>
          <table:table-cell/>
          <table:table-cell office:value-type="string" calcext:value-type="string">
            <text:p>Standard Error</text:p>
          </table:table-cell>
          <table:table-cell table:number-matrix-columns-spanned="1" table:number-matrix-rows-spanned="1" table:formula="of:=STEYX(LN([.$B$21:.$B$33]) ; LN([.$A$21:.$A$33]))" office:value-type="float" office:value="0.342890802966996" calcext:value-type="float">
            <text:p>0.342890802966996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float" office:value="0.057650297" calcext:value-type="float">
            <text:p>0.057650297</text:p>
          </table:table-cell>
          <table:table-cell office:value-type="float" office:value="0.051001677" calcext:value-type="float">
            <text:p>0.051001677</text:p>
          </table:table-cell>
          <table:table-cell office:value-type="float" office:value="1.233149315" calcext:value-type="float">
            <text:p>1.233149315</text:p>
          </table:table-cell>
          <table:table-cell table:number-columns-repeated="3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float" office:value="0.06153714" calcext:value-type="float">
            <text:p>0.06153714</text:p>
          </table:table-cell>
          <table:table-cell office:value-type="float" office:value="0.05000458" calcext:value-type="float">
            <text:p>0.05000458</text:p>
          </table:table-cell>
          <table:table-cell office:value-type="float" office:value="1.248007636" calcext:value-type="float">
            <text:p>1.248007636</text:p>
          </table:table-cell>
          <table:table-cell/>
          <table:table-cell office:value-type="string" calcext:value-type="string">
            <text:p>Slope</text:p>
          </table:table-cell>
          <table:table-cell table:number-matrix-columns-spanned="1" table:number-matrix-rows-spanned="1" table:formula="of:=SLOPE(LN([.$B$21:.$B$33]) ; LN([.$A$21:.$A$33]))" office:value-type="float" office:value="17.0333185349748" calcext:value-type="float">
            <text:p>17.0333185349748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float" office:value="0.056163493" calcext:value-type="float">
            <text:p>0.056163493</text:p>
          </table:table-cell>
          <table:table-cell office:value-type="float" office:value="0.053631293" calcext:value-type="float">
            <text:p>0.053631293</text:p>
          </table:table-cell>
          <table:table-cell office:value-type="float" office:value="1.23164023" calcext:value-type="float">
            <text:p>1.23164023</text:p>
          </table:table-cell>
          <table:table-cell/>
          <table:table-cell office:value-type="string" calcext:value-type="string">
            <text:p>Intercept</text:p>
          </table:table-cell>
          <table:table-cell table:number-matrix-columns-spanned="1" table:number-matrix-rows-spanned="1" table:formula="of:=EXP(INTERCEPT(LN([.$B$21:.$B$33]) ; LN([.$A$21:.$A$33])))" office:value-type="float" office:value="1.09201416210862E-023" calcext:value-type="float">
            <text:p>1.09201416210862E-23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float" office:value="0.058934887" calcext:value-type="float">
            <text:p>0.058934887</text:p>
          </table:table-cell>
          <table:table-cell office:value-type="float" office:value="0.055870506" calcext:value-type="float">
            <text:p>0.055870506</text:p>
          </table:table-cell>
          <table:table-cell office:value-type="float" office:value="1.218505272" calcext:value-type="float">
            <text:p>1.218505272</text:p>
          </table:table-cell>
          <table:table-cell table:number-columns-repeated="3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float" office:value="0.059310206" calcext:value-type="float">
            <text:p>0.059310206</text:p>
          </table:table-cell>
          <table:table-cell office:value-type="float" office:value="0.056645755" calcext:value-type="float">
            <text:p>0.056645755</text:p>
          </table:table-cell>
          <table:table-cell office:value-type="float" office:value="1.204544657" calcext:value-type="float">
            <text:p>1.204544657</text:p>
          </table:table-cell>
          <table:table-cell/>
          <table:table-cell table:formula="of:=INDEX([.$A$21:.$A$33]; 1; 1)" office:value-type="float" office:value="20" calcext:value-type="float">
            <text:p>20</text:p>
          </table:table-cell>
          <table:table-cell table:formula="of:=[.$G$10] * [.$F$12] ^ [.$G$9]" office:value-type="float" office:value="0.158156341549825" calcext:value-type="float">
            <text:p>0.158156341549825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float" office:value="0.069212518" calcext:value-type="float">
            <text:p>0.069212518</text:p>
          </table:table-cell>
          <table:table-cell office:value-type="float" office:value="0.066529702" calcext:value-type="float">
            <text:p>0.066529702</text:p>
          </table:table-cell>
          <table:table-cell office:value-type="float" office:value="1.235766526" calcext:value-type="float">
            <text:p>1.235766526</text:p>
          </table:table-cell>
          <table:table-cell/>
          <table:table-cell table:formula="of:=INDEX([.$A$21:.$A$33]; 2; 1)" office:value-type="float" office:value="21" calcext:value-type="float">
            <text:p>21</text:p>
          </table:table-cell>
          <table:table-cell table:formula="of:=[.$G$10] * [.$F$13] ^ [.$G$9]" office:value-type="float" office:value="0.363086992728256" calcext:value-type="float">
            <text:p>0.363086992728256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float" office:value="0.071831077" calcext:value-type="float">
            <text:p>0.071831077</text:p>
          </table:table-cell>
          <table:table-cell office:value-type="float" office:value="0.07308796" calcext:value-type="float">
            <text:p>0.07308796</text:p>
          </table:table-cell>
          <table:table-cell office:value-type="float" office:value="1.261894011" calcext:value-type="float">
            <text:p>1.261894011</text:p>
          </table:table-cell>
          <table:table-cell/>
          <table:table-cell table:formula="of:=INDEX([.$A$21:.$A$33]; 3; 1)" office:value-type="float" office:value="22" calcext:value-type="float">
            <text:p>22</text:p>
          </table:table-cell>
          <table:table-cell table:formula="of:=[.$G$10] * [.$F$14] ^ [.$G$9]" office:value-type="float" office:value="0.801939123803636" calcext:value-type="float">
            <text:p>0.801939123803636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float" office:value="0.072224003" calcext:value-type="float">
            <text:p>0.072224003</text:p>
          </table:table-cell>
          <table:table-cell office:value-type="float" office:value="0.075168948" calcext:value-type="float">
            <text:p>0.075168948</text:p>
          </table:table-cell>
          <table:table-cell office:value-type="float" office:value="1.290203742" calcext:value-type="float">
            <text:p>1.290203742</text:p>
          </table:table-cell>
          <table:table-cell/>
          <table:table-cell table:formula="of:=INDEX([.$A$21:.$A$33]; 4; 1)" office:value-type="float" office:value="23" calcext:value-type="float">
            <text:p>23</text:p>
          </table:table-cell>
          <table:table-cell table:formula="of:=[.$G$10] * [.$F$15] ^ [.$G$9]" office:value-type="float" office:value="1.70990609163105" calcext:value-type="float">
            <text:p>1.70990609163105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float" office:value="0.111200757" calcext:value-type="float">
            <text:p>0.111200757</text:p>
          </table:table-cell>
          <table:table-cell office:value-type="float" office:value="0.087208083" calcext:value-type="float">
            <text:p>0.087208083</text:p>
          </table:table-cell>
          <table:table-cell office:value-type="float" office:value="1.342194846" calcext:value-type="float">
            <text:p>1.342194846</text:p>
          </table:table-cell>
          <table:table-cell/>
          <table:table-cell table:formula="of:=INDEX([.$A$21:.$A$33]; 5; 1)" office:value-type="float" office:value="24" calcext:value-type="float">
            <text:p>24</text:p>
          </table:table-cell>
          <table:table-cell table:formula="of:=[.$G$10] * [.$F$16] ^ [.$G$9]" office:value-type="float" office:value="3.5302543456895" calcext:value-type="float">
            <text:p>3.5302543456895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float" office:value="0.116092794" calcext:value-type="float">
            <text:p>0.116092794</text:p>
          </table:table-cell>
          <table:table-cell office:value-type="float" office:value="0.119528408" calcext:value-type="float">
            <text:p>0.119528408</text:p>
          </table:table-cell>
          <table:table-cell office:value-type="float" office:value="1.237570589" calcext:value-type="float">
            <text:p>1.237570589</text:p>
          </table:table-cell>
          <table:table-cell/>
          <table:table-cell table:formula="of:=INDEX([.$A$21:.$A$33]; 6; 1)" office:value-type="float" office:value="25" calcext:value-type="float">
            <text:p>25</text:p>
          </table:table-cell>
          <table:table-cell table:formula="of:=[.$G$10] * [.$F$17] ^ [.$G$9]" office:value-type="float" office:value="7.07596589766645" calcext:value-type="float">
            <text:p>7.07596589766645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float" office:value="0.113662892" calcext:value-type="float">
            <text:p>0.113662892</text:p>
          </table:table-cell>
          <table:table-cell office:value-type="float" office:value="0.146340096" calcext:value-type="float">
            <text:p>0.146340096</text:p>
          </table:table-cell>
          <table:table-cell office:value-type="float" office:value="1.291040804" calcext:value-type="float">
            <text:p>1.291040804</text:p>
          </table:table-cell>
          <table:table-cell/>
          <table:table-cell table:formula="of:=INDEX([.$A$21:.$A$33]; 7; 1)" office:value-type="float" office:value="26" calcext:value-type="float">
            <text:p>26</text:p>
          </table:table-cell>
          <table:table-cell table:formula="of:=[.$G$10] * [.$F$18] ^ [.$G$9]" office:value-type="float" office:value="13.8013009182436" calcext:value-type="float">
            <text:p>13.8013009182436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float" office:value="0.133221969" calcext:value-type="float">
            <text:p>0.133221969</text:p>
          </table:table-cell>
          <table:table-cell office:value-type="float" office:value="0.175458848" calcext:value-type="float">
            <text:p>0.175458848</text:p>
          </table:table-cell>
          <table:table-cell office:value-type="float" office:value="1.269901361" calcext:value-type="float">
            <text:p>1.269901361</text:p>
          </table:table-cell>
          <table:table-cell/>
          <table:table-cell table:formula="of:=INDEX([.$A$21:.$A$33]; 8; 1)" office:value-type="float" office:value="27" calcext:value-type="float">
            <text:p>27</text:p>
          </table:table-cell>
          <table:table-cell table:formula="of:=[.$G$10] * [.$F$19] ^ [.$G$9]" office:value-type="float" office:value="26.2484223244119" calcext:value-type="float">
            <text:p>26.2484223244119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float" office:value="0.133221969" calcext:value-type="float">
            <text:p>0.133221969</text:p>
          </table:table-cell>
          <table:table-cell office:value-type="float" office:value="0.244503608" calcext:value-type="float">
            <text:p>0.244503608</text:p>
          </table:table-cell>
          <table:table-cell office:value-type="float" office:value="1.285924443" calcext:value-type="float">
            <text:p>1.285924443</text:p>
          </table:table-cell>
          <table:table-cell/>
          <table:table-cell table:formula="of:=INDEX([.$A$21:.$A$33]; 9; 1)" office:value-type="float" office:value="28" calcext:value-type="float">
            <text:p>28</text:p>
          </table:table-cell>
          <table:table-cell table:formula="of:=[.$G$10] * [.$F$20] ^ [.$G$9]" office:value-type="float" office:value="48.7676680260994" calcext:value-type="float">
            <text:p>48.7676680260994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float" office:value="0.281725119" calcext:value-type="float">
            <text:p>0.281725119</text:p>
          </table:table-cell>
          <table:table-cell office:value-type="float" office:value="0.334709458" calcext:value-type="float">
            <text:p>0.334709458</text:p>
          </table:table-cell>
          <table:table-cell office:value-type="float" office:value="1.292360624" calcext:value-type="float">
            <text:p>1.292360624</text:p>
          </table:table-cell>
          <table:table-cell/>
          <table:table-cell table:formula="of:=INDEX([.$A$21:.$A$33]; 10; 1)" office:value-type="float" office:value="29" calcext:value-type="float">
            <text:p>29</text:p>
          </table:table-cell>
          <table:table-cell table:formula="of:=[.$G$10] * [.$F$21] ^ [.$G$9]" office:value-type="float" office:value="88.6582579965777" calcext:value-type="float">
            <text:p>88.6582579965777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float" office:value="0.44870476" calcext:value-type="float">
            <text:p>0.44870476</text:p>
          </table:table-cell>
          <table:table-cell office:value-type="float" office:value="0.512637186" calcext:value-type="float">
            <text:p>0.512637186</text:p>
          </table:table-cell>
          <table:table-cell office:value-type="float" office:value="1.404215854" calcext:value-type="float">
            <text:p>1.404215854</text:p>
          </table:table-cell>
          <table:table-cell/>
          <table:table-cell table:formula="of:=INDEX([.$A$21:.$A$33]; 11; 1)" office:value-type="float" office:value="30" calcext:value-type="float">
            <text:p>30</text:p>
          </table:table-cell>
          <table:table-cell table:formula="of:=[.$G$10] * [.$F$22] ^ [.$G$9]" office:value-type="float" office:value="157.944721756972" calcext:value-type="float">
            <text:p>157.944721756972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float" office:value="0.790908514" calcext:value-type="float">
            <text:p>0.790908514</text:p>
          </table:table-cell>
          <table:table-cell office:value-type="float" office:value="0.864167729" calcext:value-type="float">
            <text:p>0.864167729</text:p>
          </table:table-cell>
          <table:table-cell office:value-type="float" office:value="1.566432368" calcext:value-type="float">
            <text:p>1.566432368</text:p>
          </table:table-cell>
          <table:table-cell/>
          <table:table-cell table:formula="of:=INDEX([.$A$21:.$A$33]; 12; 1)" office:value-type="float" office:value="31" calcext:value-type="float">
            <text:p>31</text:p>
          </table:table-cell>
          <table:table-cell table:formula="of:=[.$G$10] * [.$F$23] ^ [.$G$9]" office:value-type="float" office:value="276.100410678764" calcext:value-type="float">
            <text:p>276.100410678764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float" office:value="1.420081275" calcext:value-type="float">
            <text:p>1.420081275</text:p>
          </table:table-cell>
          <table:table-cell office:value-type="float" office:value="1.354195751" calcext:value-type="float">
            <text:p>1.354195751</text:p>
          </table:table-cell>
          <table:table-cell office:value-type="float" office:value="1.662901706" calcext:value-type="float">
            <text:p>1.662901706</text:p>
          </table:table-cell>
          <table:table-cell/>
          <table:table-cell table:formula="of:=INDEX([.$A$21:.$A$33]; 13; 1)" office:value-type="float" office:value="32" calcext:value-type="float">
            <text:p>32</text:p>
          </table:table-cell>
          <table:table-cell table:formula="of:=[.$G$10] * [.$F$24] ^ [.$G$9]" office:value-type="float" office:value="474.162598568027" calcext:value-type="float">
            <text:p>474.162598568027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float" office:value="2.660859987" calcext:value-type="float">
            <text:p>2.660859987</text:p>
          </table:table-cell>
          <table:table-cell office:value-type="float" office:value="2.497838809" calcext:value-type="float">
            <text:p>2.497838809</text:p>
          </table:table-cell>
          <table:table-cell office:value-type="float" office:value="1.996347734" calcext:value-type="float">
            <text:p>1.996347734</text:p>
          </table:table-cell>
          <table:table-cell table:number-columns-repeated="3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float" office:value="4.675352558" calcext:value-type="float">
            <text:p>4.675352558</text:p>
          </table:table-cell>
          <table:table-cell office:value-type="float" office:value="4.73209582" calcext:value-type="float">
            <text:p>4.73209582</text:p>
          </table:table-cell>
          <table:table-cell office:value-type="float" office:value="2.807225628" calcext:value-type="float">
            <text:p>2.807225628</text:p>
          </table:table-cell>
          <table:table-cell table:number-columns-repeated="3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float" office:value="10.729687432" calcext:value-type="float">
            <text:p>10.729687432</text:p>
          </table:table-cell>
          <table:table-cell office:value-type="float" office:value="10.863933992" calcext:value-type="float">
            <text:p>10.863933992</text:p>
          </table:table-cell>
          <table:table-cell office:value-type="float" office:value="4.955932031" calcext:value-type="float">
            <text:p>4.955932031</text:p>
          </table:table-cell>
          <table:table-cell table:number-columns-repeated="3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float" office:value="21.56841872" calcext:value-type="float">
            <text:p>21.56841872</text:p>
          </table:table-cell>
          <table:table-cell office:value-type="float" office:value="21.744414523" calcext:value-type="float">
            <text:p>21.744414523</text:p>
          </table:table-cell>
          <table:table-cell office:value-type="float" office:value="7.439054721" calcext:value-type="float">
            <text:p>7.439054721</text:p>
          </table:table-cell>
          <table:table-cell table:number-columns-repeated="3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float" office:value="36.988535657" calcext:value-type="float">
            <text:p>36.988535657</text:p>
          </table:table-cell>
          <table:table-cell office:value-type="float" office:value="35.953065996" calcext:value-type="float">
            <text:p>35.953065996</text:p>
          </table:table-cell>
          <table:table-cell office:value-type="float" office:value="13.098670586" calcext:value-type="float">
            <text:p>13.098670586</text:p>
          </table:table-cell>
          <table:table-cell table:number-columns-repeated="3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float" office:value="96.2554065" calcext:value-type="float">
            <text:p>96.2554065</text:p>
          </table:table-cell>
          <table:table-cell office:value-type="float" office:value="78.010715739" calcext:value-type="float">
            <text:p>78.010715739</text:p>
          </table:table-cell>
          <table:table-cell office:value-type="float" office:value="24.134613882" calcext:value-type="float">
            <text:p>24.134613882</text:p>
          </table:table-cell>
          <table:table-cell table:number-columns-repeated="3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float" office:value="164.461186157" calcext:value-type="float">
            <text:p>164.461186157</text:p>
          </table:table-cell>
          <table:table-cell office:value-type="float" office:value="132.114906859" calcext:value-type="float">
            <text:p>132.114906859</text:p>
          </table:table-cell>
          <table:table-cell office:value-type="float" office:value="46.259975521" calcext:value-type="float">
            <text:p>46.259975521</text:p>
          </table:table-cell>
          <table:table-cell table:number-columns-repeated="3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float" office:value="289.186839823" calcext:value-type="float">
            <text:p>289.186839823</text:p>
          </table:table-cell>
          <table:table-cell office:value-type="float" office:value="414.26415867" calcext:value-type="float">
            <text:p>414.26415867</text:p>
          </table:table-cell>
          <table:table-cell table:number-columns-repeated="4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float" office:value="920.396350876" calcext:value-type="float">
            <text:p>920.396350876</text:p>
          </table:table-cell>
          <table:table-cell office:value-type="float" office:value="982.337892827" calcext:value-type="float">
            <text:p>982.337892827</text:p>
          </table:table-cell>
          <table:table-cell table:number-columns-repeated="4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float" office:value="2100.56074264" calcext:value-type="float">
            <text:p>2100.56074264</text:p>
          </table:table-cell>
          <table:table-cell office:value-type="float" office:value="2503.691269898" calcext:value-type="float">
            <text:p>2503.691269898</text:p>
          </table:table-cell>
          <table:table-cell table:number-columns-repeated="4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float" office:value="3442.097007295" calcext:value-type="float">
            <text:p>3442.097007295</text:p>
          </table:table-cell>
          <table:table-cell office:value-type="float" office:value="3434.143590476" calcext:value-type="float">
            <text:p>3434.143590476</text:p>
          </table:table-cell>
          <table:table-cell table:number-columns-repeated="4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float" office:value="8327.164649799" calcext:value-type="float">
            <text:p>8327.164649799</text:p>
          </table:table-cell>
          <table:table-cell table:number-columns-repeated="5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2">00/00/0000</text:date>, <text:time style:data-style-name="N2" text:time-value="06:15:15.8714166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22:50:27.564947604</meta:creation-date>
    <dc:date>2019-04-02T20:36:43.472135786</dc:date>
    <meta:editing-duration>PT14H23M11S</meta:editing-duration>
    <meta:editing-cycles>4</meta:editing-cycles>
    <meta:generator>LibreOffice/6.0.7.3$Linux_X86_64 LibreOffice_project/00m0$Build-3</meta:generator>
    <meta:document-statistic meta:table-count="1" meta:cell-count="190" meta:object-count="0"/>
  </office:meta>
</office:document-meta>
</file>